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2" style:family="table">
      <style:table-properties style:width="17cm" table:align="left"/>
    </style:style>
    <style:style style:name="Tableau2.A" style:family="table-column">
      <style:table-column-properties style:column-width="1.363cm"/>
    </style:style>
    <style:style style:name="Tableau2.B" style:family="table-column">
      <style:table-column-properties style:column-width="4.205cm"/>
    </style:style>
    <style:style style:name="Tableau2.C" style:family="table-column">
      <style:table-column-properties style:column-width="4.798cm"/>
    </style:style>
    <style:style style:name="Tableau2.D" style:family="table-column">
      <style:table-column-properties style:column-width="4.235cm"/>
    </style:style>
    <style:style style:name="Tableau2.E" style:family="table-column">
      <style:table-column-properties style:column-width="2.399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363cm"/>
    </style:style>
    <style:style style:name="Tableau3.B" style:family="table-column">
      <style:table-column-properties style:column-width="3.291cm"/>
    </style:style>
    <style:style style:name="Tableau3.C" style:family="table-column">
      <style:table-column-properties style:column-width="3.755cm"/>
    </style:style>
    <style:style style:name="Tableau3.D" style:family="table-column">
      <style:table-column-properties style:column-width="3.043cm"/>
    </style:style>
    <style:style style:name="Tableau3.E" style:family="table-column">
      <style:table-column-properties style:column-width="3.47cm"/>
    </style:style>
    <style:style style:name="Tableau3.F" style:family="table-column">
      <style:table-column-properties style:column-width="2.078cm"/>
    </style:style>
    <style:style style:name="Tableau3.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1.363cm"/>
    </style:style>
    <style:style style:name="Tableau5.B" style:family="table-column">
      <style:table-column-properties style:column-width="4.205cm"/>
    </style:style>
    <style:style style:name="Tableau5.C" style:family="table-column">
      <style:table-column-properties style:column-width="4.798cm"/>
    </style:style>
    <style:style style:name="Tableau5.D" style:family="table-column">
      <style:table-column-properties style:column-width="4.235cm"/>
    </style:style>
    <style:style style:name="Tableau5.E" style:family="table-column">
      <style:table-column-properties style:column-width="2.399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1.363cm"/>
    </style:style>
    <style:style style:name="Tableau6.B" style:family="table-column">
      <style:table-column-properties style:column-width="4.205cm"/>
    </style:style>
    <style:style style:name="Tableau6.C" style:family="table-column">
      <style:table-column-properties style:column-width="4.798cm"/>
    </style:style>
    <style:style style:name="Tableau6.D" style:family="table-column">
      <style:table-column-properties style:column-width="4.235cm"/>
    </style:style>
    <style:style style:name="Tableau6.E" style:family="table-column">
      <style:table-column-properties style:column-width="2.399cm"/>
    </style:style>
    <style:style style:name="Tableau6.A1" style:family="table-cell">
      <style:table-cell-properties style:vertical-align="middle" fo:padding="0.049cm" fo:border="none"/>
    </style:style>
    <style:style style:name="Tableau7" style:family="table">
      <style:table-properties style:width="17.727cm" fo:margin-left="-0.704cm" table:align="left"/>
    </style:style>
    <style:style style:name="Tableau7.A" style:family="table-column">
      <style:table-column-properties style:column-width="2.09cm"/>
    </style:style>
    <style:style style:name="Tableau7.B" style:family="table-column">
      <style:table-column-properties style:column-width="2.831cm"/>
    </style:style>
    <style:style style:name="Tableau7.C" style:family="table-column">
      <style:table-column-properties style:column-width="3.228cm"/>
    </style:style>
    <style:style style:name="Tableau7.D" style:family="table-column">
      <style:table-column-properties style:column-width="2.223cm"/>
    </style:style>
    <style:style style:name="Tableau7.E" style:family="table-column">
      <style:table-column-properties style:column-width="3.069cm"/>
    </style:style>
    <style:style style:name="Tableau7.F" style:family="table-column">
      <style:table-column-properties style:column-width="2.355cm"/>
    </style:style>
    <style:style style:name="Tableau7.G" style:family="table-column">
      <style:table-column-properties style:column-width="1.931cm"/>
    </style:style>
    <style:style style:name="Tableau7.A1" style:family="table-cell">
      <style:table-cell-properties style:vertical-align="middle" fo:padding="0.049cm" fo:border="none"/>
    </style:style>
    <style:style style:name="Tableau9" style:family="table">
      <style:table-properties style:width="9.686cm" table:align="left"/>
    </style:style>
    <style:style style:name="Tableau9.A" style:family="table-column">
      <style:table-column-properties style:column-width="1.363cm"/>
    </style:style>
    <style:style style:name="Tableau9.B" style:family="table-column">
      <style:table-column-properties style:column-width="8.322cm"/>
    </style:style>
    <style:style style:name="Tableau9.A1" style:family="table-cell">
      <style:table-cell-properties style:vertical-align="middle" fo:padding="0.049cm" fo:border="none"/>
    </style:style>
    <style:style style:name="Tableau10" style:family="table">
      <style:table-properties style:width="2.279cm" table:align="left"/>
    </style:style>
    <style:style style:name="Tableau10.A" style:family="table-column">
      <style:table-column-properties style:column-width="1.06cm"/>
    </style:style>
    <style:style style:name="Tableau10.B" style:family="table-column">
      <style:table-column-properties style:column-width="1.219cm"/>
    </style:style>
    <style:style style:name="Tableau10.A1" style:family="table-cell">
      <style:table-cell-properties style:vertical-align="middle" fo:padding="0.049cm" fo:border="none"/>
    </style:style>
    <style:style style:name="Tableau11" style:family="table">
      <style:table-properties style:width="2.279cm" table:align="left"/>
    </style:style>
    <style:style style:name="Tableau11.A" style:family="table-column">
      <style:table-column-properties style:column-width="1.06cm"/>
    </style:style>
    <style:style style:name="Tableau11.B" style:family="table-column">
      <style:table-column-properties style:column-width="1.219cm"/>
    </style:style>
    <style:style style:name="Tableau11.A1" style:family="table-cell">
      <style:table-cell-properties style:vertical-align="middle" fo:padding="0.049cm" fo:border="none"/>
    </style:style>
    <style:style style:name="Tableau12" style:family="table">
      <style:table-properties style:width="2.279cm" table:align="left"/>
    </style:style>
    <style:style style:name="Tableau12.A" style:family="table-column">
      <style:table-column-properties style:column-width="1.06cm"/>
    </style:style>
    <style:style style:name="Tableau12.B" style:family="table-column">
      <style:table-column-properties style:column-width="1.219cm"/>
    </style:style>
    <style:style style:name="Tableau12.A1" style:family="table-cell">
      <style:table-cell-properties style:vertical-align="middle" fo:padding="0.049cm" fo:border="none"/>
    </style:style>
    <style:style style:name="Tableau13" style:family="table">
      <style:table-properties style:width="2.279cm" table:align="left"/>
    </style:style>
    <style:style style:name="Tableau13.A" style:family="table-column">
      <style:table-column-properties style:column-width="1.06cm"/>
    </style:style>
    <style:style style:name="Tableau13.B" style:family="table-column">
      <style:table-column-properties style:column-width="1.219cm"/>
    </style:style>
    <style:style style:name="Tableau13.A1" style:family="table-cell">
      <style:table-cell-properties style:vertical-align="middle" fo:padding="0.049cm" fo:border="none"/>
    </style:style>
    <style:style style:name="Tableau14" style:family="table">
      <style:table-properties style:width="2.279cm" table:align="left"/>
    </style:style>
    <style:style style:name="Tableau14.A" style:family="table-column">
      <style:table-column-properties style:column-width="1.06cm"/>
    </style:style>
    <style:style style:name="Tableau14.B" style:family="table-column">
      <style:table-column-properties style:column-width="1.219cm"/>
    </style:style>
    <style:style style:name="Tableau14.A1" style:family="table-cell">
      <style:table-cell-properties style:vertical-align="middle" fo:padding="0.049cm" fo:border="none"/>
    </style:style>
    <style:style style:name="Tableau15" style:family="table">
      <style:table-properties style:width="2.279cm" table:align="left"/>
    </style:style>
    <style:style style:name="Tableau15.A" style:family="table-column">
      <style:table-column-properties style:column-width="1.06cm"/>
    </style:style>
    <style:style style:name="Tableau15.B" style:family="table-column">
      <style:table-column-properties style:column-width="1.219cm"/>
    </style:style>
    <style:style style:name="Tableau15.A1" style:family="table-cell">
      <style:table-cell-properties style:vertical-align="middle" fo:padding="0.049cm" fo:border="none"/>
    </style:style>
    <style:style style:name="Tableau16" style:family="table">
      <style:table-properties style:width="2.279cm" table:align="left"/>
    </style:style>
    <style:style style:name="Tableau16.A" style:family="table-column">
      <style:table-column-properties style:column-width="1.06cm"/>
    </style:style>
    <style:style style:name="Tableau16.B" style:family="table-column">
      <style:table-column-properties style:column-width="1.219cm"/>
    </style:style>
    <style:style style:name="Tableau16.A1" style:family="table-cell">
      <style:table-cell-properties style:vertical-align="middle" fo:padding="0.049cm" fo:border="none"/>
    </style:style>
    <style:style style:name="Tableau1" style:family="table">
      <style:table-properties style:width="14.863cm" table:align="left"/>
    </style:style>
    <style:style style:name="Tableau1.A" style:family="table-column">
      <style:table-column-properties style:column-width="1.363cm"/>
    </style:style>
    <style:style style:name="Tableau1.B" style:family="table-column">
      <style:table-column-properties style:column-width="2.72cm"/>
    </style:style>
    <style:style style:name="Tableau1.C" style:family="table-column">
      <style:table-column-properties style:column-width="3.295cm"/>
    </style:style>
    <style:style style:name="Tableau1.D" style:family="table-column">
      <style:table-column-properties style:column-width="2.141cm"/>
    </style:style>
    <style:style style:name="Tableau1.E" style:family="table-column">
      <style:table-column-properties style:column-width="2.251cm"/>
    </style:style>
    <style:style style:name="Tableau1.F" style:family="table-column">
      <style:table-column-properties style:column-width="3.092cm"/>
    </style:style>
    <style:style style:name="Tableau1.A1" style:family="table-cell">
      <style:table-cell-properties style:vertical-align="middle" fo:padding="0.049cm" fo:border="none"/>
    </style:style>
    <style:style style:name="Tableau4" style:family="table">
      <style:table-properties style:width="5.038cm" table:align="left"/>
    </style:style>
    <style:style style:name="Tableau4.A" style:family="table-column">
      <style:table-column-properties style:column-width="1.06cm"/>
    </style:style>
    <style:style style:name="Tableau4.B" style:family="table-column">
      <style:table-column-properties style:column-width="0.928cm"/>
    </style:style>
    <style:style style:name="Tableau4.D" style:family="table-column">
      <style:table-column-properties style:column-width="0.716cm"/>
    </style:style>
    <style:style style:name="Tableau4.F" style:family="table-column">
      <style:table-column-properties style:column-width="0.69cm"/>
    </style:style>
    <style:style style:name="Tableau4.A1" style:family="table-cell">
      <style:table-cell-properties style:vertical-align="middle" fo:padding="0.049cm" fo:border="none"/>
    </style:style>
    <style:style style:name="Tableau8" style:family="table">
      <style:table-properties style:width="5.144cm" table:align="left"/>
    </style:style>
    <style:style style:name="Tableau8.A" style:family="table-column">
      <style:table-column-properties style:column-width="1.06cm"/>
    </style:style>
    <style:style style:name="Tableau8.B" style:family="table-column">
      <style:table-column-properties style:column-width="0.928cm"/>
    </style:style>
    <style:style style:name="Tableau8.D" style:family="table-column">
      <style:table-column-properties style:column-width="0.716cm"/>
    </style:style>
    <style:style style:name="Tableau8.F" style:family="table-column">
      <style:table-column-properties style:column-width="0.796cm"/>
    </style:style>
    <style:style style:name="Tableau8.A1" style:family="table-cell">
      <style:table-cell-properties style:vertical-align="middle" fo:padding="0.049cm" fo:border="none"/>
    </style:style>
    <style:style style:name="Tableau17" style:family="table">
      <style:table-properties style:width="4.826cm" table:align="left"/>
    </style:style>
    <style:style style:name="Tableau17.A" style:family="table-column">
      <style:table-column-properties style:column-width="1.06cm"/>
    </style:style>
    <style:style style:name="Tableau17.B" style:family="table-column">
      <style:table-column-properties style:column-width="0.928cm"/>
    </style:style>
    <style:style style:name="Tableau17.C" style:family="table-column">
      <style:table-column-properties style:column-width="0.61cm"/>
    </style:style>
    <style:style style:name="Tableau17.D" style:family="table-column">
      <style:table-column-properties style:column-width="0.716cm"/>
    </style:style>
    <style:style style:name="Tableau17.F" style:family="table-column">
      <style:table-column-properties style:column-width="0.796cm"/>
    </style:style>
    <style:style style:name="Tableau17.A1" style:family="table-cell">
      <style:table-cell-properties style:vertical-align="middle" fo:padding="0.049cm" fo:border="none"/>
    </style:style>
    <style:style style:name="Tableau18" style:family="table">
      <style:table-properties style:width="5.355cm" table:align="left"/>
    </style:style>
    <style:style style:name="Tableau18.A" style:family="table-column">
      <style:table-column-properties style:column-width="1.06cm"/>
    </style:style>
    <style:style style:name="Tableau18.B" style:family="table-column">
      <style:table-column-properties style:column-width="0.928cm"/>
    </style:style>
    <style:style style:name="Tableau18.D" style:family="table-column">
      <style:table-column-properties style:column-width="0.716cm"/>
    </style:style>
    <style:style style:name="Tableau18.F" style:family="table-column">
      <style:table-column-properties style:column-width="1.007cm"/>
    </style:style>
    <style:style style:name="Tableau18.A1" style:family="table-cell">
      <style:table-cell-properties style:vertical-align="middle" fo:padding="0.049cm" fo:border="none"/>
    </style:style>
    <style:style style:name="Tableau19" style:family="table">
      <style:table-properties style:width="5.144cm" table:align="left"/>
    </style:style>
    <style:style style:name="Tableau19.A" style:family="table-column">
      <style:table-column-properties style:column-width="1.06cm"/>
    </style:style>
    <style:style style:name="Tableau19.B" style:family="table-column">
      <style:table-column-properties style:column-width="0.928cm"/>
    </style:style>
    <style:style style:name="Tableau19.D" style:family="table-column">
      <style:table-column-properties style:column-width="0.716cm"/>
    </style:style>
    <style:style style:name="Tableau19.F" style:family="table-column">
      <style:table-column-properties style:column-width="0.796cm"/>
    </style:style>
    <style:style style:name="Tableau19.A1" style:family="table-cell">
      <style:table-cell-properties style:vertical-align="middle" fo:padding="0.049cm" fo:border="none"/>
    </style:style>
    <style:style style:name="Tableau20" style:family="table">
      <style:table-properties style:width="5.355cm" table:align="left"/>
    </style:style>
    <style:style style:name="Tableau20.A" style:family="table-column">
      <style:table-column-properties style:column-width="1.06cm"/>
    </style:style>
    <style:style style:name="Tableau20.B" style:family="table-column">
      <style:table-column-properties style:column-width="0.928cm"/>
    </style:style>
    <style:style style:name="Tableau20.E" style:family="table-column">
      <style:table-column-properties style:column-width="0.716cm"/>
    </style:style>
    <style:style style:name="Tableau20.F" style:family="table-column">
      <style:table-column-properties style:column-width="0.796cm"/>
    </style:style>
    <style:style style:name="Tableau20.A1" style:family="table-cell">
      <style:table-cell-properties style:vertical-align="middle" fo:padding="0.049cm" fo:border="none"/>
    </style:style>
    <style:style style:name="Tableau21" style:family="table">
      <style:table-properties style:width="4.72cm" table:align="left"/>
    </style:style>
    <style:style style:name="Tableau21.A" style:family="table-column">
      <style:table-column-properties style:column-width="1.06cm"/>
    </style:style>
    <style:style style:name="Tableau21.B" style:family="table-column">
      <style:table-column-properties style:column-width="0.61cm"/>
    </style:style>
    <style:style style:name="Tableau21.C" style:family="table-column">
      <style:table-column-properties style:column-width="0.928cm"/>
    </style:style>
    <style:style style:name="Tableau21.E" style:family="table-column">
      <style:table-column-properties style:column-width="0.716cm"/>
    </style:style>
    <style:style style:name="Tableau21.F" style:family="table-column">
      <style:table-column-properties style:column-width="0.478cm"/>
    </style:style>
    <style:style style:name="Tableau21.A1" style:family="table-cell">
      <style:table-cell-properties style:vertical-align="middle" fo:padding="0.049cm" fo:border="none"/>
    </style:style>
    <style:style style:name="P1" style:family="paragraph" style:parent-style-name="Standard">
      <style:text-properties officeooo:paragraph-rsid="001172a5"/>
    </style:style>
    <style:style style:name="P2" style:family="paragraph" style:parent-style-name="Table_20_Contents">
      <style:text-properties officeooo:paragraph-rsid="001172a5"/>
    </style:style>
    <style:style style:name="P3" style:family="paragraph" style:parent-style-name="Table_20_Heading">
      <style:text-properties officeooo:paragraph-rsid="001172a5"/>
    </style:style>
    <style:style style:name="P4" style:family="paragraph" style:parent-style-name="Text_20_body">
      <style:text-properties officeooo:paragraph-rsid="001172a5"/>
    </style:style>
    <style:style style:name="P5" style:family="paragraph" style:parent-style-name="Standard">
      <style:text-properties officeooo:rsid="0015f3fb" officeooo:paragraph-rsid="001172a5"/>
    </style:style>
    <style:style style:name="P6" style:family="paragraph" style:parent-style-name="Standard">
      <style:text-properties officeooo:rsid="001172a5" officeooo:paragraph-rsid="001172a5"/>
    </style:style>
    <style:style style:name="P7" style:family="paragraph" style:parent-style-name="Text_20_body">
      <style:text-properties officeooo:rsid="001172a5" officeooo:paragraph-rsid="001172a5"/>
    </style:style>
    <style:style style:name="P8" style:family="paragraph" style:parent-style-name="Standard">
      <style:text-properties officeooo:rsid="001b6fc4" officeooo:paragraph-rsid="001172a5"/>
    </style:style>
    <style:style style:name="P9" style:family="paragraph" style:parent-style-name="Text_20_body">
      <style:text-properties officeooo:rsid="001b6fc4" officeooo:paragraph-rsid="001172a5"/>
    </style:style>
    <style:style style:name="P10" style:family="paragraph" style:parent-style-name="Heading_20_3">
      <style:text-properties officeooo:paragraph-rsid="001172a5"/>
    </style:style>
    <style:style style:name="P11" style:family="paragraph" style:parent-style-name="Text_20_body" style:list-style-name="L1">
      <style:text-properties officeooo:paragraph-rsid="001172a5"/>
    </style:style>
    <style:style style:name="P12" style:family="paragraph" style:parent-style-name="Text_20_body">
      <style:text-properties officeooo:rsid="001172a5" officeooo:paragraph-rsid="001172a5"/>
    </style:style>
    <style:style style:name="P13" style:family="paragraph" style:parent-style-name="Text_20_body">
      <style:text-properties officeooo:rsid="001172a5"/>
    </style:style>
    <style:style style:name="P14" style:family="paragraph" style:parent-style-name="Text_20_body">
      <style:text-properties officeooo:paragraph-rsid="0011ecb8"/>
    </style:style>
    <style:style style:name="T1" style:family="text">
      <style:text-properties officeooo:rsid="001172a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Hydraulique :</text:span><text:tab/></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3">Année</text:p>
            </table:table-cell>
            <table:table-cell table:style-name="Tableau2.A1" office:value-type="string">
              <text:p text:style-name="P3">Coût de maintenance (€/MWh)</text:p>
            </table:table-cell>
            <table:table-cell table:style-name="Tableau2.A1" office:value-type="string">
              <text:p text:style-name="P3">Coût amortissement infra (€/MWh)</text:p>
            </table:table-cell>
            <table:table-cell table:style-name="Tableau2.A1" office:value-type="string">
              <text:p text:style-name="P3">Coût modernisation (€/MWh)</text:p>
            </table:table-cell>
            <table:table-cell table:style-name="Tableau2.A1" office:value-type="string">
              <text:p text:style-name="P3">Total (€/MWh)</text:p>
            </table:table-cell>
          </table:table-row>
        </table:table-header-rows>
        <table:table-row>
          <table:table-cell table:style-name="Tableau2.A1" office:value-type="string">
            <text:p text:style-name="P2">2018</text:p>
          </table:table-cell>
          <table:table-cell table:style-name="Tableau2.A1" office:value-type="string">
            <text:p text:style-name="P2">5,00</text:p>
          </table:table-cell>
          <table:table-cell table:style-name="Tableau2.A1" office:value-type="string">
            <text:p text:style-name="P2">10,00</text:p>
          </table:table-cell>
          <table:table-cell table:style-name="Tableau2.A1" office:value-type="string">
            <text:p text:style-name="P2">2,00</text:p>
          </table:table-cell>
          <table:table-cell table:style-name="Tableau2.A1" office:value-type="string">
            <text:p text:style-name="P2">17,00</text:p>
          </table:table-cell>
        </table:table-row>
        <table:table-row>
          <table:table-cell table:style-name="Tableau2.A1" office:value-type="string">
            <text:p text:style-name="P2">2019</text:p>
          </table:table-cell>
          <table:table-cell table:style-name="Tableau2.A1" office:value-type="string">
            <text:p text:style-name="P2">5,10</text:p>
          </table:table-cell>
          <table:table-cell table:style-name="Tableau2.A1" office:value-type="string">
            <text:p text:style-name="P2">10,00</text:p>
          </table:table-cell>
          <table:table-cell table:style-name="Tableau2.A1" office:value-type="string">
            <text:p text:style-name="P2">2,10</text:p>
          </table:table-cell>
          <table:table-cell table:style-name="Tableau2.A1" office:value-type="string">
            <text:p text:style-name="P2">17,20</text:p>
          </table:table-cell>
        </table:table-row>
        <table:table-row>
          <table:table-cell table:style-name="Tableau2.A1" office:value-type="string">
            <text:p text:style-name="P2">2020</text:p>
          </table:table-cell>
          <table:table-cell table:style-name="Tableau2.A1" office:value-type="string">
            <text:p text:style-name="P2">5,20</text:p>
          </table:table-cell>
          <table:table-cell table:style-name="Tableau2.A1" office:value-type="string">
            <text:p text:style-name="P2">10,00</text:p>
          </table:table-cell>
          <table:table-cell table:style-name="Tableau2.A1" office:value-type="string">
            <text:p text:style-name="P2">2,20</text:p>
          </table:table-cell>
          <table:table-cell table:style-name="Tableau2.A1" office:value-type="string">
            <text:p text:style-name="P2">17,40</text:p>
          </table:table-cell>
        </table:table-row>
        <table:table-row>
          <table:table-cell table:style-name="Tableau2.A1" office:value-type="string">
            <text:p text:style-name="P2">2021</text:p>
          </table:table-cell>
          <table:table-cell table:style-name="Tableau2.A1" office:value-type="string">
            <text:p text:style-name="P2">5,30</text:p>
          </table:table-cell>
          <table:table-cell table:style-name="Tableau2.A1" office:value-type="string">
            <text:p text:style-name="P2">10,00</text:p>
          </table:table-cell>
          <table:table-cell table:style-name="Tableau2.A1" office:value-type="string">
            <text:p text:style-name="P2">2,30</text:p>
          </table:table-cell>
          <table:table-cell table:style-name="Tableau2.A1" office:value-type="string">
            <text:p text:style-name="P2">17,60</text:p>
          </table:table-cell>
        </table:table-row>
        <table:table-row>
          <table:table-cell table:style-name="Tableau2.A1" office:value-type="string">
            <text:p text:style-name="P2">2022</text:p>
          </table:table-cell>
          <table:table-cell table:style-name="Tableau2.A1" office:value-type="string">
            <text:p text:style-name="P2">5,40</text:p>
          </table:table-cell>
          <table:table-cell table:style-name="Tableau2.A1" office:value-type="string">
            <text:p text:style-name="P2">10,00</text:p>
          </table:table-cell>
          <table:table-cell table:style-name="Tableau2.A1" office:value-type="string">
            <text:p text:style-name="P2">2,40</text:p>
          </table:table-cell>
          <table:table-cell table:style-name="Tableau2.A1" office:value-type="string">
            <text:p text:style-name="P2">17,80</text:p>
          </table:table-cell>
        </table:table-row>
        <table:table-row>
          <table:table-cell table:style-name="Tableau2.A1" office:value-type="string">
            <text:p text:style-name="P2">2023</text:p>
          </table:table-cell>
          <table:table-cell table:style-name="Tableau2.A1" office:value-type="string">
            <text:p text:style-name="P2">5,50</text:p>
          </table:table-cell>
          <table:table-cell table:style-name="Tableau2.A1" office:value-type="string">
            <text:p text:style-name="P2">10,00</text:p>
          </table:table-cell>
          <table:table-cell table:style-name="Tableau2.A1" office:value-type="string">
            <text:p text:style-name="P2">2,50</text:p>
          </table:table-cell>
          <table:table-cell table:style-name="Tableau2.A1" office:value-type="string">
            <text:p text:style-name="P2">18,00</text:p>
          </table:table-cell>
        </table:table-row>
        <table:table-row>
          <table:table-cell table:style-name="Tableau2.A1" office:value-type="string">
            <text:p text:style-name="P2">2024</text:p>
          </table:table-cell>
          <table:table-cell table:style-name="Tableau2.A1" office:value-type="string">
            <text:p text:style-name="P2">5,60</text:p>
          </table:table-cell>
          <table:table-cell table:style-name="Tableau2.A1" office:value-type="string">
            <text:p text:style-name="P2">10,00</text:p>
          </table:table-cell>
          <table:table-cell table:style-name="Tableau2.A1" office:value-type="string">
            <text:p text:style-name="P2">2,60</text:p>
          </table:table-cell>
          <table:table-cell table:style-name="Tableau2.A1" office:value-type="string">
            <text:p text:style-name="P2">18,20</text:p>
          </table:table-cell>
        </table:table-row>
      </table:table>
      <text:h text:style-name="P10" text:outline-level="3">C<text:span text:style-name="T1">entrales thermiques :</text:span></text:h>
      <text:p text:style-name="P4"/>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table-cell table:style-name="Tableau3.A1" office:value-type="string">
              <text:p text:style-name="P3">Année</text:p>
            </table:table-cell>
            <table:table-cell table:style-name="Tableau3.A1" office:value-type="string">
              <text:p text:style-name="P3">Coût de maintenance (€/MWh)</text:p>
            </table:table-cell>
            <table:table-cell table:style-name="Tableau3.A1" office:value-type="string">
              <text:p text:style-name="P3">Coût amortissement infra (€/MWh)</text:p>
            </table:table-cell>
            <table:table-cell table:style-name="Tableau3.A1" office:value-type="string">
              <text:p text:style-name="P3">Coût combustible (€/MWh)</text:p>
            </table:table-cell>
            <table:table-cell table:style-name="Tableau3.A1" office:value-type="string">
              <text:p text:style-name="P3">Coût modernisation (€/MWh)</text:p>
            </table:table-cell>
            <table:table-cell table:style-name="Tableau3.A1" office:value-type="string">
              <text:p text:style-name="P3">Total (€/MWh)</text:p>
            </table:table-cell>
          </table:table-row>
        </table:table-header-rows>
        <table:table-row>
          <table:table-cell table:style-name="Tableau3.A1" office:value-type="string">
            <text:p text:style-name="P2">2018</text:p>
          </table:table-cell>
          <table:table-cell table:style-name="Tableau3.A1" office:value-type="string">
            <text:p text:style-name="P2">6,00</text:p>
          </table:table-cell>
          <table:table-cell table:style-name="Tableau3.A1" office:value-type="string">
            <text:p text:style-name="P2">15,00</text:p>
          </table:table-cell>
          <table:table-cell table:style-name="Tableau3.A1" office:value-type="string">
            <text:p text:style-name="P2">45,00</text:p>
          </table:table-cell>
          <table:table-cell table:style-name="Tableau3.A1" office:value-type="string">
            <text:p text:style-name="P2">5,00</text:p>
          </table:table-cell>
          <table:table-cell table:style-name="Tableau3.A1" office:value-type="string">
            <text:p text:style-name="P2">71,00</text:p>
          </table:table-cell>
        </table:table-row>
        <table:table-row>
          <table:table-cell table:style-name="Tableau3.A1" office:value-type="string">
            <text:p text:style-name="P2">2019</text:p>
          </table:table-cell>
          <table:table-cell table:style-name="Tableau3.A1" office:value-type="string">
            <text:p text:style-name="P2">6,20</text:p>
          </table:table-cell>
          <table:table-cell table:style-name="Tableau3.A1" office:value-type="string">
            <text:p text:style-name="P2">15,00</text:p>
          </table:table-cell>
          <table:table-cell table:style-name="Tableau3.A1" office:value-type="string">
            <text:p text:style-name="P2">47,00</text:p>
          </table:table-cell>
          <table:table-cell table:style-name="Tableau3.A1" office:value-type="string">
            <text:p text:style-name="P2">5,10</text:p>
          </table:table-cell>
          <table:table-cell table:style-name="Tableau3.A1" office:value-type="string">
            <text:p text:style-name="P2">73,30</text:p>
          </table:table-cell>
        </table:table-row>
        <table:table-row>
          <table:table-cell table:style-name="Tableau3.A1" office:value-type="string">
            <text:p text:style-name="P2">2020</text:p>
          </table:table-cell>
          <table:table-cell table:style-name="Tableau3.A1" office:value-type="string">
            <text:p text:style-name="P2">6,40</text:p>
          </table:table-cell>
          <table:table-cell table:style-name="Tableau3.A1" office:value-type="string">
            <text:p text:style-name="P2">15,00</text:p>
          </table:table-cell>
          <table:table-cell table:style-name="Tableau3.A1" office:value-type="string">
            <text:p text:style-name="P2">49,00</text:p>
          </table:table-cell>
          <table:table-cell table:style-name="Tableau3.A1" office:value-type="string">
            <text:p text:style-name="P2">5,20</text:p>
          </table:table-cell>
          <table:table-cell table:style-name="Tableau3.A1" office:value-type="string">
            <text:p text:style-name="P2">75,60</text:p>
          </table:table-cell>
        </table:table-row>
        <table:table-row>
          <table:table-cell table:style-name="Tableau3.A1" office:value-type="string">
            <text:p text:style-name="P2">2021</text:p>
          </table:table-cell>
          <table:table-cell table:style-name="Tableau3.A1" office:value-type="string">
            <text:p text:style-name="P2">6,60</text:p>
          </table:table-cell>
          <table:table-cell table:style-name="Tableau3.A1" office:value-type="string">
            <text:p text:style-name="P2">15,00</text:p>
          </table:table-cell>
          <table:table-cell table:style-name="Tableau3.A1" office:value-type="string">
            <text:p text:style-name="P2">51,00</text:p>
          </table:table-cell>
          <table:table-cell table:style-name="Tableau3.A1" office:value-type="string">
            <text:p text:style-name="P2">5,30</text:p>
          </table:table-cell>
          <table:table-cell table:style-name="Tableau3.A1" office:value-type="string">
            <text:p text:style-name="P2">77,90</text:p>
          </table:table-cell>
        </table:table-row>
        <table:table-row>
          <table:table-cell table:style-name="Tableau3.A1" office:value-type="string">
            <text:p text:style-name="P2">2022</text:p>
          </table:table-cell>
          <table:table-cell table:style-name="Tableau3.A1" office:value-type="string">
            <text:p text:style-name="P2">6,80</text:p>
          </table:table-cell>
          <table:table-cell table:style-name="Tableau3.A1" office:value-type="string">
            <text:p text:style-name="P2">15,00</text:p>
          </table:table-cell>
          <table:table-cell table:style-name="Tableau3.A1" office:value-type="string">
            <text:p text:style-name="P2">53,00</text:p>
          </table:table-cell>
          <table:table-cell table:style-name="Tableau3.A1" office:value-type="string">
            <text:p text:style-name="P2">5,40</text:p>
          </table:table-cell>
          <table:table-cell table:style-name="Tableau3.A1" office:value-type="string">
            <text:p text:style-name="P2">80,20</text:p>
          </table:table-cell>
        </table:table-row>
        <table:table-row>
          <table:table-cell table:style-name="Tableau3.A1" office:value-type="string">
            <text:p text:style-name="P2">2023</text:p>
          </table:table-cell>
          <table:table-cell table:style-name="Tableau3.A1" office:value-type="string">
            <text:p text:style-name="P2">7,00</text:p>
          </table:table-cell>
          <table:table-cell table:style-name="Tableau3.A1" office:value-type="string">
            <text:p text:style-name="P2">15,00</text:p>
          </table:table-cell>
          <table:table-cell table:style-name="Tableau3.A1" office:value-type="string">
            <text:p text:style-name="P2">55,00</text:p>
          </table:table-cell>
          <table:table-cell table:style-name="Tableau3.A1" office:value-type="string">
            <text:p text:style-name="P2">5,50</text:p>
          </table:table-cell>
          <table:table-cell table:style-name="Tableau3.A1" office:value-type="string">
            <text:p text:style-name="P2">82,50</text:p>
          </table:table-cell>
        </table:table-row>
        <table:table-row>
          <table:table-cell table:style-name="Tableau3.A1" office:value-type="string">
            <text:p text:style-name="P2">2024</text:p>
          </table:table-cell>
          <table:table-cell table:style-name="Tableau3.A1" office:value-type="string">
            <text:p text:style-name="P2">7,20</text:p>
          </table:table-cell>
          <table:table-cell table:style-name="Tableau3.A1" office:value-type="string">
            <text:p text:style-name="P2">15,00</text:p>
          </table:table-cell>
          <table:table-cell table:style-name="Tableau3.A1" office:value-type="string">
            <text:p text:style-name="P2">57,00</text:p>
          </table:table-cell>
          <table:table-cell table:style-name="Tableau3.A1" office:value-type="string">
            <text:p text:style-name="P2">5,60</text:p>
          </table:table-cell>
          <table:table-cell table:style-name="Tableau3.A1" office:value-type="string">
            <text:p text:style-name="P2">84,80</text:p>
          </table:table-cell>
        </table:table-row>
      </table:table>
      <text:p text:style-name="P1"/>
      <text:p text:style-name="P6">Éolien :</text:p>
      <text:p text:style-name="P6"/>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Année</text:p>
            </table:table-cell>
            <table:table-cell table:style-name="Tableau5.A1" office:value-type="string">
              <text:p text:style-name="P3">Coût de maintenance (€/MWh)</text:p>
            </table:table-cell>
            <table:table-cell table:style-name="Tableau5.A1" office:value-type="string">
              <text:p text:style-name="P3">Coût amortissement infra (€/MWh)</text:p>
            </table:table-cell>
            <table:table-cell table:style-name="Tableau5.A1" office:value-type="string">
              <text:p text:style-name="P3">Coût modernisation (€/MWh)</text:p>
            </table:table-cell>
            <table:table-cell table:style-name="Tableau5.A1" office:value-type="string">
              <text:p text:style-name="P3">Total (€/MWh)</text:p>
            </table:table-cell>
          </table:table-row>
        </table:table-header-rows>
        <table:table-row>
          <table:table-cell table:style-name="Tableau5.A1" office:value-type="string">
            <text:p text:style-name="P2">2018</text:p>
          </table:table-cell>
          <table:table-cell table:style-name="Tableau5.A1" office:value-type="string">
            <text:p text:style-name="P2">7,00</text:p>
          </table:table-cell>
          <table:table-cell table:style-name="Tableau5.A1" office:value-type="string">
            <text:p text:style-name="P2">40,00</text:p>
          </table:table-cell>
          <table:table-cell table:style-name="Tableau5.A1" office:value-type="string">
            <text:p text:style-name="P2">3,00</text:p>
          </table:table-cell>
          <table:table-cell table:style-name="Tableau5.A1" office:value-type="string">
            <text:p text:style-name="P2">50,00</text:p>
          </table:table-cell>
        </table:table-row>
        <table:table-row>
          <table:table-cell table:style-name="Tableau5.A1" office:value-type="string">
            <text:p text:style-name="P2">2019</text:p>
          </table:table-cell>
          <table:table-cell table:style-name="Tableau5.A1" office:value-type="string">
            <text:p text:style-name="P2">7,10</text:p>
          </table:table-cell>
          <table:table-cell table:style-name="Tableau5.A1" office:value-type="string">
            <text:p text:style-name="P2">40,00</text:p>
          </table:table-cell>
          <table:table-cell table:style-name="Tableau5.A1" office:value-type="string">
            <text:p text:style-name="P2">3,10</text:p>
          </table:table-cell>
          <table:table-cell table:style-name="Tableau5.A1" office:value-type="string">
            <text:p text:style-name="P2">50,20</text:p>
          </table:table-cell>
        </table:table-row>
        <table:table-row>
          <table:table-cell table:style-name="Tableau5.A1" office:value-type="string">
            <text:p text:style-name="P2">2020</text:p>
          </table:table-cell>
          <table:table-cell table:style-name="Tableau5.A1" office:value-type="string">
            <text:p text:style-name="P2">7,20</text:p>
          </table:table-cell>
          <table:table-cell table:style-name="Tableau5.A1" office:value-type="string">
            <text:p text:style-name="P2">40,00</text:p>
          </table:table-cell>
          <table:table-cell table:style-name="Tableau5.A1" office:value-type="string">
            <text:p text:style-name="P2">3,20</text:p>
          </table:table-cell>
          <table:table-cell table:style-name="Tableau5.A1" office:value-type="string">
            <text:p text:style-name="P2">50,40</text:p>
          </table:table-cell>
        </table:table-row>
        <table:table-row>
          <table:table-cell table:style-name="Tableau5.A1" office:value-type="string">
            <text:p text:style-name="P2">2021</text:p>
          </table:table-cell>
          <table:table-cell table:style-name="Tableau5.A1" office:value-type="string">
            <text:p text:style-name="P2">7,30</text:p>
          </table:table-cell>
          <table:table-cell table:style-name="Tableau5.A1" office:value-type="string">
            <text:p text:style-name="P2">40,00</text:p>
          </table:table-cell>
          <table:table-cell table:style-name="Tableau5.A1" office:value-type="string">
            <text:p text:style-name="P2">3,30</text:p>
          </table:table-cell>
          <table:table-cell table:style-name="Tableau5.A1" office:value-type="string">
            <text:p text:style-name="P2">50,60</text:p>
          </table:table-cell>
        </table:table-row>
        <table:table-row>
          <table:table-cell table:style-name="Tableau5.A1" office:value-type="string">
            <text:p text:style-name="P2">2022</text:p>
          </table:table-cell>
          <table:table-cell table:style-name="Tableau5.A1" office:value-type="string">
            <text:p text:style-name="P2">7,40</text:p>
          </table:table-cell>
          <table:table-cell table:style-name="Tableau5.A1" office:value-type="string">
            <text:p text:style-name="P2">40,00</text:p>
          </table:table-cell>
          <table:table-cell table:style-name="Tableau5.A1" office:value-type="string">
            <text:p text:style-name="P2">3,40</text:p>
          </table:table-cell>
          <table:table-cell table:style-name="Tableau5.A1" office:value-type="string">
            <text:p text:style-name="P2">50,80</text:p>
          </table:table-cell>
        </table:table-row>
        <table:table-row>
          <table:table-cell table:style-name="Tableau5.A1" office:value-type="string">
            <text:p text:style-name="P2">2023</text:p>
          </table:table-cell>
          <table:table-cell table:style-name="Tableau5.A1" office:value-type="string">
            <text:p text:style-name="P2">7,50</text:p>
          </table:table-cell>
          <table:table-cell table:style-name="Tableau5.A1" office:value-type="string">
            <text:p text:style-name="P2">40,00</text:p>
          </table:table-cell>
          <table:table-cell table:style-name="Tableau5.A1" office:value-type="string">
            <text:p text:style-name="P2">3,50</text:p>
          </table:table-cell>
          <table:table-cell table:style-name="Tableau5.A1" office:value-type="string">
            <text:p text:style-name="P2">51,00</text:p>
          </table:table-cell>
        </table:table-row>
        <table:table-row>
          <table:table-cell table:style-name="Tableau5.A1" office:value-type="string">
            <text:p text:style-name="P2">2024</text:p>
          </table:table-cell>
          <table:table-cell table:style-name="Tableau5.A1" office:value-type="string">
            <text:p text:style-name="P2">7,60</text:p>
          </table:table-cell>
          <table:table-cell table:style-name="Tableau5.A1" office:value-type="string">
            <text:p text:style-name="P2">40,00</text:p>
          </table:table-cell>
          <table:table-cell table:style-name="Tableau5.A1" office:value-type="string">
            <text:p text:style-name="P2">3,60</text:p>
          </table:table-cell>
          <table:table-cell table:style-name="Tableau5.A1" office:value-type="string">
            <text:p text:style-name="P2">51,20</text:p>
          </table:table-cell>
        </table:table-row>
      </table:table>
      <text:p text:style-name="P1"/>
      <text:p text:style-name="P6">Solaires :</text:p>
      <text:p text:style-name="P6"/>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P3">Année</text:p>
            </table:table-cell>
            <table:table-cell table:style-name="Tableau6.A1" office:value-type="string">
              <text:p text:style-name="P3">Coût de maintenance (€/MWh)</text:p>
            </table:table-cell>
            <table:table-cell table:style-name="Tableau6.A1" office:value-type="string">
              <text:p text:style-name="P3">Coût amortissement infra (€/MWh)</text:p>
            </table:table-cell>
            <table:table-cell table:style-name="Tableau6.A1" office:value-type="string">
              <text:p text:style-name="P3">Coût modernisation (€/MWh)</text:p>
            </table:table-cell>
            <table:table-cell table:style-name="Tableau6.A1" office:value-type="string">
              <text:p text:style-name="P3">Total (€/MWh)</text:p>
            </table:table-cell>
          </table:table-row>
        </table:table-header-rows>
        <table:table-row>
          <table:table-cell table:style-name="Tableau6.A1" office:value-type="string">
            <text:p text:style-name="P2">2018</text:p>
          </table:table-cell>
          <table:table-cell table:style-name="Tableau6.A1" office:value-type="string">
            <text:p text:style-name="P2">5,00</text:p>
          </table:table-cell>
          <table:table-cell table:style-name="Tableau6.A1" office:value-type="string">
            <text:p text:style-name="P2">50,00</text:p>
          </table:table-cell>
          <table:table-cell table:style-name="Tableau6.A1" office:value-type="string">
            <text:p text:style-name="P2">5,00</text:p>
          </table:table-cell>
          <table:table-cell table:style-name="Tableau6.A1" office:value-type="string">
            <text:p text:style-name="P2">60,00</text:p>
          </table:table-cell>
        </table:table-row>
        <table:table-row>
          <table:table-cell table:style-name="Tableau6.A1" office:value-type="string">
            <text:p text:style-name="P2">2019</text:p>
          </table:table-cell>
          <table:table-cell table:style-name="Tableau6.A1" office:value-type="string">
            <text:p text:style-name="P2">5,10</text:p>
          </table:table-cell>
          <table:table-cell table:style-name="Tableau6.A1" office:value-type="string">
            <text:p text:style-name="P2">48,00</text:p>
          </table:table-cell>
          <table:table-cell table:style-name="Tableau6.A1" office:value-type="string">
            <text:p text:style-name="P2">5,10</text:p>
          </table:table-cell>
          <table:table-cell table:style-name="Tableau6.A1" office:value-type="string">
            <text:p text:style-name="P2">58,20</text:p>
          </table:table-cell>
        </table:table-row>
        <table:table-row>
          <table:table-cell table:style-name="Tableau6.A1" office:value-type="string">
            <text:p text:style-name="P2">2020</text:p>
          </table:table-cell>
          <table:table-cell table:style-name="Tableau6.A1" office:value-type="string">
            <text:p text:style-name="P2">5,20</text:p>
          </table:table-cell>
          <table:table-cell table:style-name="Tableau6.A1" office:value-type="string">
            <text:p text:style-name="P2">46,00</text:p>
          </table:table-cell>
          <table:table-cell table:style-name="Tableau6.A1" office:value-type="string">
            <text:p text:style-name="P2">5,20</text:p>
          </table:table-cell>
          <table:table-cell table:style-name="Tableau6.A1" office:value-type="string">
            <text:p text:style-name="P2">56,40</text:p>
          </table:table-cell>
        </table:table-row>
        <table:table-row>
          <table:table-cell table:style-name="Tableau6.A1" office:value-type="string">
            <text:p text:style-name="P2">2021</text:p>
          </table:table-cell>
          <table:table-cell table:style-name="Tableau6.A1" office:value-type="string">
            <text:p text:style-name="P2">5,30</text:p>
          </table:table-cell>
          <table:table-cell table:style-name="Tableau6.A1" office:value-type="string">
            <text:p text:style-name="P2">44,00</text:p>
          </table:table-cell>
          <table:table-cell table:style-name="Tableau6.A1" office:value-type="string">
            <text:p text:style-name="P2">5,30</text:p>
          </table:table-cell>
          <table:table-cell table:style-name="Tableau6.A1" office:value-type="string">
            <text:p text:style-name="P2">54,60</text:p>
          </table:table-cell>
        </table:table-row>
        <table:table-row>
          <table:table-cell table:style-name="Tableau6.A1" office:value-type="string">
            <text:p text:style-name="P2">2022</text:p>
          </table:table-cell>
          <table:table-cell table:style-name="Tableau6.A1" office:value-type="string">
            <text:p text:style-name="P2">5,40</text:p>
          </table:table-cell>
          <table:table-cell table:style-name="Tableau6.A1" office:value-type="string">
            <text:p text:style-name="P2">42,00</text:p>
          </table:table-cell>
          <table:table-cell table:style-name="Tableau6.A1" office:value-type="string">
            <text:p text:style-name="P2">5,40</text:p>
          </table:table-cell>
          <table:table-cell table:style-name="Tableau6.A1" office:value-type="string">
            <text:p text:style-name="P2">52,80</text:p>
          </table:table-cell>
        </table:table-row>
        <text:soft-page-break/>
        <table:table-row>
          <table:table-cell table:style-name="Tableau6.A1" office:value-type="string">
            <text:p text:style-name="P2">2023</text:p>
          </table:table-cell>
          <table:table-cell table:style-name="Tableau6.A1" office:value-type="string">
            <text:p text:style-name="P2">5,50</text:p>
          </table:table-cell>
          <table:table-cell table:style-name="Tableau6.A1" office:value-type="string">
            <text:p text:style-name="P2">40,00</text:p>
          </table:table-cell>
          <table:table-cell table:style-name="Tableau6.A1" office:value-type="string">
            <text:p text:style-name="P2">5,50</text:p>
          </table:table-cell>
          <table:table-cell table:style-name="Tableau6.A1" office:value-type="string">
            <text:p text:style-name="P2">51,00</text:p>
          </table:table-cell>
        </table:table-row>
        <table:table-row>
          <table:table-cell table:style-name="Tableau6.A1" office:value-type="string">
            <text:p text:style-name="P2">2024</text:p>
          </table:table-cell>
          <table:table-cell table:style-name="Tableau6.A1" office:value-type="string">
            <text:p text:style-name="P2">5,60</text:p>
          </table:table-cell>
          <table:table-cell table:style-name="Tableau6.A1" office:value-type="string">
            <text:p text:style-name="P2">38,00</text:p>
          </table:table-cell>
          <table:table-cell table:style-name="Tableau6.A1" office:value-type="string">
            <text:p text:style-name="P2">5,60</text:p>
          </table:table-cell>
          <table:table-cell table:style-name="Tableau6.A1" office:value-type="string">
            <text:p text:style-name="P2">49,20</text:p>
          </table:table-cell>
        </table:table-row>
      </table:table>
      <text:p text:style-name="P1"/>
      <text:p text:style-name="P6">Pour le nucléaire :</text:p>
      <text:p text:style-name="P6"/>
      <text:p text:style-name="P6"/>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header-rows>
          <table:table-row>
            <table:table-cell table:style-name="Tableau7.A1" office:value-type="string">
              <text:p text:style-name="P3">Année</text:p>
            </table:table-cell>
            <table:table-cell table:style-name="Tableau7.A1" office:value-type="string">
              <text:p text:style-name="P3">Coût de maintenance (€/MWh)</text:p>
            </table:table-cell>
            <table:table-cell table:style-name="Tableau7.A1" office:value-type="string">
              <text:p text:style-name="P3">Coût amortissement infra (€/MWh)</text:p>
            </table:table-cell>
            <table:table-cell table:style-name="Tableau7.A1" office:value-type="string">
              <text:p text:style-name="P3">Coût gestion des déchets (€/MWh)</text:p>
            </table:table-cell>
            <table:table-cell table:style-name="Tableau7.A1" office:value-type="string">
              <text:p text:style-name="P3">Coût modernisation (€/MWh)</text:p>
            </table:table-cell>
            <table:table-cell table:style-name="Tableau7.A1" office:value-type="string">
              <text:p text:style-name="P3">Coût de l'uranium (€/MWh)</text:p>
            </table:table-cell>
            <table:table-cell table:style-name="Tableau7.A1" office:value-type="string">
              <text:p text:style-name="P3">Total (€/MWh)</text:p>
            </table:table-cell>
          </table:table-row>
        </table:table-header-rows>
        <table:table-row>
          <table:table-cell table:style-name="Tableau7.A1" office:value-type="string">
            <text:p text:style-name="P2">2018</text:p>
          </table:table-cell>
          <table:table-cell table:style-name="Tableau7.A1" office:value-type="string">
            <text:p text:style-name="P2">9,00</text:p>
          </table:table-cell>
          <table:table-cell table:style-name="Tableau7.A1" office:value-type="string">
            <text:p text:style-name="P2">40,00</text:p>
          </table:table-cell>
          <table:table-cell table:style-name="Tableau7.A1" office:value-type="string">
            <text:p text:style-name="P2">7,00</text:p>
          </table:table-cell>
          <table:table-cell table:style-name="Tableau7.A1" office:value-type="string">
            <text:p text:style-name="P2">3,00</text:p>
          </table:table-cell>
          <table:table-cell table:style-name="Tableau7.A1" office:value-type="string">
            <text:p text:style-name="P2">2,00</text:p>
          </table:table-cell>
          <table:table-cell table:style-name="Tableau7.A1" office:value-type="string">
            <text:p text:style-name="P2">61,00</text:p>
          </table:table-cell>
        </table:table-row>
        <table:table-row>
          <table:table-cell table:style-name="Tableau7.A1" office:value-type="string">
            <text:p text:style-name="P2">2019</text:p>
          </table:table-cell>
          <table:table-cell table:style-name="Tableau7.A1" office:value-type="string">
            <text:p text:style-name="P2">9,10</text:p>
          </table:table-cell>
          <table:table-cell table:style-name="Tableau7.A1" office:value-type="string">
            <text:p text:style-name="P2">40,00</text:p>
          </table:table-cell>
          <table:table-cell table:style-name="Tableau7.A1" office:value-type="string">
            <text:p text:style-name="P2">7,10</text:p>
          </table:table-cell>
          <table:table-cell table:style-name="Tableau7.A1" office:value-type="string">
            <text:p text:style-name="P2">3,10</text:p>
          </table:table-cell>
          <table:table-cell table:style-name="Tableau7.A1" office:value-type="string">
            <text:p text:style-name="P2">2,10</text:p>
          </table:table-cell>
          <table:table-cell table:style-name="Tableau7.A1" office:value-type="string">
            <text:p text:style-name="P2">61,30</text:p>
          </table:table-cell>
        </table:table-row>
        <table:table-row>
          <table:table-cell table:style-name="Tableau7.A1" office:value-type="string">
            <text:p text:style-name="P2">2020</text:p>
          </table:table-cell>
          <table:table-cell table:style-name="Tableau7.A1" office:value-type="string">
            <text:p text:style-name="P2">9,20</text:p>
          </table:table-cell>
          <table:table-cell table:style-name="Tableau7.A1" office:value-type="string">
            <text:p text:style-name="P2">40,00</text:p>
          </table:table-cell>
          <table:table-cell table:style-name="Tableau7.A1" office:value-type="string">
            <text:p text:style-name="P2">7,20</text:p>
          </table:table-cell>
          <table:table-cell table:style-name="Tableau7.A1" office:value-type="string">
            <text:p text:style-name="P2">3,20</text:p>
          </table:table-cell>
          <table:table-cell table:style-name="Tableau7.A1" office:value-type="string">
            <text:p text:style-name="P2">2,15</text:p>
          </table:table-cell>
          <table:table-cell table:style-name="Tableau7.A1" office:value-type="string">
            <text:p text:style-name="P2">61,75</text:p>
          </table:table-cell>
        </table:table-row>
        <table:table-row>
          <table:table-cell table:style-name="Tableau7.A1" office:value-type="string">
            <text:p text:style-name="P2">2021</text:p>
          </table:table-cell>
          <table:table-cell table:style-name="Tableau7.A1" office:value-type="string">
            <text:p text:style-name="P2">9,30</text:p>
          </table:table-cell>
          <table:table-cell table:style-name="Tableau7.A1" office:value-type="string">
            <text:p text:style-name="P2">40,00</text:p>
          </table:table-cell>
          <table:table-cell table:style-name="Tableau7.A1" office:value-type="string">
            <text:p text:style-name="P2">7,30</text:p>
          </table:table-cell>
          <table:table-cell table:style-name="Tableau7.A1" office:value-type="string">
            <text:p text:style-name="P2">3,30</text:p>
          </table:table-cell>
          <table:table-cell table:style-name="Tableau7.A1" office:value-type="string">
            <text:p text:style-name="P2">2,25</text:p>
          </table:table-cell>
          <table:table-cell table:style-name="Tableau7.A1" office:value-type="string">
            <text:p text:style-name="P2">62,15</text:p>
          </table:table-cell>
        </table:table-row>
        <table:table-row>
          <table:table-cell table:style-name="Tableau7.A1" office:value-type="string">
            <text:p text:style-name="P2">2022</text:p>
          </table:table-cell>
          <table:table-cell table:style-name="Tableau7.A1" office:value-type="string">
            <text:p text:style-name="P2">9,50</text:p>
          </table:table-cell>
          <table:table-cell table:style-name="Tableau7.A1" office:value-type="string">
            <text:p text:style-name="P2">40,00</text:p>
          </table:table-cell>
          <table:table-cell table:style-name="Tableau7.A1" office:value-type="string">
            <text:p text:style-name="P2">7,50</text:p>
          </table:table-cell>
          <table:table-cell table:style-name="Tableau7.A1" office:value-type="string">
            <text:p text:style-name="P2">3,50</text:p>
          </table:table-cell>
          <table:table-cell table:style-name="Tableau7.A1" office:value-type="string">
            <text:p text:style-name="P2">2,50</text:p>
          </table:table-cell>
          <table:table-cell table:style-name="Tableau7.A1" office:value-type="string">
            <text:p text:style-name="P2">62,50</text:p>
          </table:table-cell>
        </table:table-row>
        <table:table-row>
          <table:table-cell table:style-name="Tableau7.A1" office:value-type="string">
            <text:p text:style-name="P2">2023</text:p>
          </table:table-cell>
          <table:table-cell table:style-name="Tableau7.A1" office:value-type="string">
            <text:p text:style-name="P2">9,70</text:p>
          </table:table-cell>
          <table:table-cell table:style-name="Tableau7.A1" office:value-type="string">
            <text:p text:style-name="P2">40,00</text:p>
          </table:table-cell>
          <table:table-cell table:style-name="Tableau7.A1" office:value-type="string">
            <text:p text:style-name="P2">7,70</text:p>
          </table:table-cell>
          <table:table-cell table:style-name="Tableau7.A1" office:value-type="string">
            <text:p text:style-name="P2">3,70</text:p>
          </table:table-cell>
          <table:table-cell table:style-name="Tableau7.A1" office:value-type="string">
            <text:p text:style-name="P2">2,60</text:p>
          </table:table-cell>
          <table:table-cell table:style-name="Tableau7.A1" office:value-type="string">
            <text:p text:style-name="P2">63,10</text:p>
          </table:table-cell>
        </table:table-row>
        <table:table-row>
          <table:table-cell table:style-name="Tableau7.A1" office:value-type="string">
            <text:p text:style-name="P2">2024</text:p>
          </table:table-cell>
          <table:table-cell table:style-name="Tableau7.A1" office:value-type="string">
            <text:p text:style-name="P2">9,90</text:p>
          </table:table-cell>
          <table:table-cell table:style-name="Tableau7.A1" office:value-type="string">
            <text:p text:style-name="P2">40,00</text:p>
          </table:table-cell>
          <table:table-cell table:style-name="Tableau7.A1" office:value-type="string">
            <text:p text:style-name="P2">7,90</text:p>
          </table:table-cell>
          <table:table-cell table:style-name="Tableau7.A1" office:value-type="string">
            <text:p text:style-name="P2">3,90</text:p>
          </table:table-cell>
          <table:table-cell table:style-name="Tableau7.A1" office:value-type="string">
            <text:p text:style-name="P2">2,80</text:p>
          </table:table-cell>
          <table:table-cell table:style-name="Tableau7.A1" office:value-type="string">
            <text:p text:style-name="P2">63,70</text:p>
          </table:table-cell>
        </table:table-row>
      </table:table>
      <text:p text:style-name="P1"/>
      <text:p text:style-name="P1"/>
      <text:p text:style-name="P8"/>
      <table:table table:name="Tableau9" table:style-name="Tableau9">
        <table:table-column table:style-name="Tableau9.A"/>
        <table:table-column table:style-name="Tableau9.B"/>
        <table:table-header-rows>
          <table:table-row>
            <table:table-cell table:style-name="Tableau9.A1" office:value-type="string">
              <text:p text:style-name="P3">Année</text:p>
            </table:table-cell>
            <table:table-cell table:style-name="Tableau9.A1" office:value-type="string">
              <text:p text:style-name="P3">Prix moyen pondéré de l'électricité (€/MWh)</text:p>
            </table:table-cell>
          </table:table-row>
        </table:table-header-rows>
      </table:table>
      <table:table table:name="Tableau10" table:style-name="Tableau10">
        <table:table-column table:style-name="Tableau10.A"/>
        <table:table-column table:style-name="Tableau10.B"/>
        <table:table-row>
          <table:table-cell table:style-name="Tableau10.A1" office:value-type="string">
            <text:p text:style-name="P2">2018</text:p>
          </table:table-cell>
          <table:table-cell table:style-name="Tableau10.A1" office:value-type="string">
            <text:p text:style-name="P2">63,99 <text:s text:c="4"/></text:p>
          </table:table-cell>
        </table:table-row>
      </table:table>
      <table:table table:name="Tableau11" table:style-name="Tableau11">
        <table:table-column table:style-name="Tableau11.A"/>
        <table:table-column table:style-name="Tableau11.B"/>
        <table:table-row>
          <table:table-cell table:style-name="Tableau11.A1" office:value-type="string">
            <text:p text:style-name="P2">2019</text:p>
          </table:table-cell>
          <table:table-cell table:style-name="Tableau11.A1" office:value-type="string">
            <text:p text:style-name="P2">63,09</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P2">2020</text:p>
          </table:table-cell>
          <table:table-cell table:style-name="Tableau12.A1" office:value-type="string">
            <text:p text:style-name="P2">62,58</text:p>
          </table:table-cell>
        </table:table-row>
      </table:table>
      <table:table table:name="Tableau13" table:style-name="Tableau13">
        <table:table-column table:style-name="Tableau13.A"/>
        <table:table-column table:style-name="Tableau13.B"/>
        <table:table-row>
          <table:table-cell table:style-name="Tableau13.A1" office:value-type="string">
            <text:p text:style-name="P2">2021</text:p>
          </table:table-cell>
          <table:table-cell table:style-name="Tableau13.A1" office:value-type="string">
            <text:p text:style-name="P2">63,51</text:p>
          </table:table-cell>
        </table:table-row>
      </table:table>
      <table:table table:name="Tableau14" table:style-name="Tableau14">
        <table:table-column table:style-name="Tableau14.A"/>
        <table:table-column table:style-name="Tableau14.B"/>
        <table:table-row>
          <table:table-cell table:style-name="Tableau14.A1" office:value-type="string">
            <text:p text:style-name="P2">2022</text:p>
          </table:table-cell>
          <table:table-cell table:style-name="Tableau14.A1" office:value-type="string">
            <text:p text:style-name="P2">60,37</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P2">2023</text:p>
          </table:table-cell>
          <table:table-cell table:style-name="Tableau15.A1" office:value-type="string">
            <text:p text:style-name="P2">61,35</text:p>
          </table:table-cell>
        </table:table-row>
      </table:table>
      <table:table table:name="Tableau16" table:style-name="Tableau16">
        <table:table-column table:style-name="Tableau16.A"/>
        <table:table-column table:style-name="Tableau16.B"/>
        <table:table-row>
          <table:table-cell table:style-name="Tableau16.A1" office:value-type="string">
            <text:p text:style-name="P2">2024</text:p>
          </table:table-cell>
          <table:table-cell table:style-name="Tableau16.A1" office:value-type="string">
            <text:p text:style-name="P2">63,21</text:p>
          </table:table-cell>
        </table:table-row>
      </table:table>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text:soft-page-break/>Pour déterminer le prix de l’électricité, nous avons pris en compte les spécificités de chaque source de production afin d’évaluer leurs coûts réels. Voici les éléments analysés :</text:p>
      <text:list xml:id="list667874831" text:style-name="L1">
        <text:list-item>
          <text:p text:style-name="P11"><text:span text:style-name="Strong_20_Emphasis">Pour le nucléaire</text:span> :<text:line-break/>Nous avons considéré le prix de l’uranium, qui constitue la matière première essentielle. Nous avons également intégré le coût de maintenance des centrales, les autres coûts tels que l’amortissement des installations (financement initial réparti sur leur durée de vie), les assurances nécessaires, et les dépenses liées à la gestion de fin de vie des centrales, incluant le démantèlement.</text:p>
        </text:list-item>
        <text:list-item>
          <text:p text:style-name="P11"><text:span text:style-name="Strong_20_Emphasis">Pour les centrales thermiques</text:span> :<text:line-break/>Les principaux facteurs retenus sont le prix du gaz utilisé comme combustible et le coût de maintenance des infrastructures pour garantir leur fonctionnement optimal <text:span text:style-name="T1">ainsi que le financement initial réparti sur leur durée de vie.</text:span></text:p>
        </text:list-item>
        <text:list-item>
          <text:p text:style-name="P11"><text:span text:style-name="Strong_20_Emphasis">Pour le solaire</text:span> :<text:line-break/>Nous avons pris en compte la durée de vie des panneaux solaires, car elle influence le coût de production sur le long terme. Nous avons également considéré les frais d’entretien des installations, comme le nettoyage et la maintenance des systèmes <text:span text:style-name="T1">ainsi que le financement initial réparti sur leur durée de vie.</text:span></text:p>
        </text:list-item>
        <text:list-item>
          <text:p text:style-name="P11"><text:span text:style-name="Strong_20_Emphasis">Pour l’éolien</text:span> :<text:line-break/>De manière similaire au solaire, nous avons analysé la durée de vie des éoliennes ainsi que le coût de leur entretien régulier <text:span text:style-name="T1">ainsi que le financement initial réparti sur leur durée de vie.</text:span></text:p>
        </text:list-item>
      </text:list>
      <text:p text:style-name="P9">Cette approche nous a permis de calculer le prix de l’électricité en tenant compte des caractéristiques et contraintes propres à chaque mode de production.</text:p>
      <text:p text:style-name="P9"/>
      <text:p text:style-name="P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table-cell table:style-name="Tableau1.A1" office:value-type="string">
              <text:p text:style-name="Table_20_Heading">Année</text:p>
            </table:table-cell>
            <table:table-cell table:style-name="Tableau1.A1" office:value-type="string">
              <text:p text:style-name="Table_20_Heading">Nucléaire (%)</text:p>
            </table:table-cell>
            <table:table-cell table:style-name="Tableau1.A1" office:value-type="string">
              <text:p text:style-name="Table_20_Heading">Hydraulique (%)</text:p>
            </table:table-cell>
            <table:table-cell table:style-name="Tableau1.A1" office:value-type="string">
              <text:p text:style-name="Table_20_Heading">Éolien (%)</text:p>
            </table:table-cell>
            <table:table-cell table:style-name="Tableau1.A1" office:value-type="string">
              <text:p text:style-name="Table_20_Heading">Solaire (%)</text:p>
            </table:table-cell>
            <table:table-cell table:style-name="Tableau1.A1" office:value-type="string">
              <text:p text:style-name="Table_20_Heading">Thermique (%)</text:p>
            </table:table-cell>
          </table:table-row>
        </table:table-header-rows>
      </table:table>
      <table:table table:name="Tableau4" table:style-name="Tableau4">
        <table:table-column table:style-name="Tableau4.A"/>
        <table:table-column table:style-name="Tableau4.B" table:number-columns-repeated="2"/>
        <table:table-column table:style-name="Tableau4.D" table:number-columns-repeated="2"/>
        <table:table-column table:style-name="Tableau4.F"/>
        <table:table-row>
          <table:table-cell table:style-name="Tableau4.A1" office:value-type="string">
            <text:p text:style-name="Table_20_Contents">2018</text:p>
          </table:table-cell>
          <table:table-cell table:style-name="Tableau4.A1" office:value-type="string">
            <text:p text:style-name="Table_20_Contents">71,7</text:p>
          </table:table-cell>
          <table:table-cell table:style-name="Tableau4.A1" office:value-type="string">
            <text:p text:style-name="Table_20_Contents">12,5</text:p>
          </table:table-cell>
          <table:table-cell table:style-name="Tableau4.A1" office:value-type="string">
            <text:p text:style-name="Table_20_Contents">5,1</text:p>
          </table:table-cell>
          <table:table-cell table:style-name="Tableau4.A1" office:value-type="string">
            <text:p text:style-name="Table_20_Contents">1,9</text:p>
          </table:table-cell>
          <table:table-cell table:style-name="Tableau4.A1" office:value-type="string">
            <text:p text:style-name="Table_20_Contents">10</text:p>
          </table:table-cell>
        </table:table-row>
      </table:table>
      <table:table table:name="Tableau8" table:style-name="Tableau8">
        <table:table-column table:style-name="Tableau8.A"/>
        <table:table-column table:style-name="Tableau8.B" table:number-columns-repeated="2"/>
        <table:table-column table:style-name="Tableau8.D" table:number-columns-repeated="2"/>
        <table:table-column table:style-name="Tableau8.F"/>
        <table:table-row>
          <table:table-cell table:style-name="Tableau8.A1" office:value-type="string">
            <text:p text:style-name="Table_20_Contents">2019</text:p>
          </table:table-cell>
          <table:table-cell table:style-name="Tableau8.A1" office:value-type="string">
            <text:p text:style-name="Table_20_Contents">70,6</text:p>
          </table:table-cell>
          <table:table-cell table:style-name="Tableau8.A1" office:value-type="string">
            <text:p text:style-name="Table_20_Contents">11,2</text:p>
          </table:table-cell>
          <table:table-cell table:style-name="Tableau8.A1" office:value-type="string">
            <text:p text:style-name="Table_20_Contents">6,3</text:p>
          </table:table-cell>
          <table:table-cell table:style-name="Tableau8.A1" office:value-type="string">
            <text:p text:style-name="Table_20_Contents">2,2</text:p>
          </table:table-cell>
          <table:table-cell table:style-name="Tableau8.A1" office:value-type="string">
            <text:p text:style-name="Table_20_Contents">9,7</text:p>
          </table:table-cell>
        </table:table-row>
      </table:table>
      <table:table table:name="Tableau17" table:style-name="Tableau17">
        <table:table-column table:style-name="Tableau17.A"/>
        <table:table-column table:style-name="Tableau17.B"/>
        <table:table-column table:style-name="Tableau17.C"/>
        <table:table-column table:style-name="Tableau17.D" table:number-columns-repeated="2"/>
        <table:table-column table:style-name="Tableau17.F"/>
        <table:table-row>
          <table:table-cell table:style-name="Tableau17.A1" office:value-type="string">
            <text:p text:style-name="Table_20_Contents">2020</text:p>
          </table:table-cell>
          <table:table-cell table:style-name="Tableau17.A1" office:value-type="string">
            <text:p text:style-name="Table_20_Contents">67,1</text:p>
          </table:table-cell>
          <table:table-cell table:style-name="Tableau17.A1" office:value-type="string">
            <text:p text:style-name="Table_20_Contents">13</text:p>
          </table:table-cell>
          <table:table-cell table:style-name="Tableau17.A1" office:value-type="string">
            <text:p text:style-name="Table_20_Contents">7,9</text:p>
          </table:table-cell>
          <table:table-cell table:style-name="Tableau17.A1" office:value-type="string">
            <text:p text:style-name="Table_20_Contents">2,5</text:p>
          </table:table-cell>
          <table:table-cell table:style-name="Tableau17.A1" office:value-type="string">
            <text:p text:style-name="Table_20_Contents">9,5</text:p>
          </table:table-cell>
        </table:table-row>
      </table:table>
      <table:table table:name="Tableau18" table:style-name="Tableau18">
        <table:table-column table:style-name="Tableau18.A"/>
        <table:table-column table:style-name="Tableau18.B" table:number-columns-repeated="2"/>
        <table:table-column table:style-name="Tableau18.D" table:number-columns-repeated="2"/>
        <table:table-column table:style-name="Tableau18.F"/>
        <table:table-row>
          <table:table-cell table:style-name="Tableau18.A1" office:value-type="string">
            <text:p text:style-name="Table_20_Contents">2021</text:p>
          </table:table-cell>
          <table:table-cell table:style-name="Tableau18.A1" office:value-type="string">
            <text:p text:style-name="Table_20_Contents">65,6</text:p>
          </table:table-cell>
          <table:table-cell table:style-name="Tableau18.A1" office:value-type="string">
            <text:p text:style-name="Table_20_Contents">13,5</text:p>
          </table:table-cell>
          <table:table-cell table:style-name="Tableau18.A1" office:value-type="string">
            <text:p text:style-name="Table_20_Contents">7,8</text:p>
          </table:table-cell>
          <table:table-cell table:style-name="Tableau18.A1" office:value-type="string">
            <text:p text:style-name="Table_20_Contents">4,2</text:p>
          </table:table-cell>
          <table:table-cell table:style-name="Tableau18.A1" office:value-type="string">
            <text:p text:style-name="Table_20_Contents">10,4</text:p>
          </table:table-cell>
        </table:table-row>
      </table:table>
      <table:table table:name="Tableau19" table:style-name="Tableau19">
        <table:table-column table:style-name="Tableau19.A"/>
        <table:table-column table:style-name="Tableau19.B" table:number-columns-repeated="2"/>
        <table:table-column table:style-name="Tableau19.D" table:number-columns-repeated="2"/>
        <table:table-column table:style-name="Tableau19.F"/>
        <table:table-row>
          <table:table-cell table:style-name="Tableau19.A1" office:value-type="string">
            <text:p text:style-name="Table_20_Contents">2022</text:p>
          </table:table-cell>
          <table:table-cell table:style-name="Tableau19.A1" office:value-type="string">
            <text:p text:style-name="Table_20_Contents">62,7</text:p>
          </table:table-cell>
          <table:table-cell table:style-name="Tableau19.A1" office:value-type="string">
            <text:p text:style-name="Table_20_Contents">11,1</text:p>
          </table:table-cell>
          <table:table-cell table:style-name="Tableau19.A1" office:value-type="string">
            <text:p text:style-name="Table_20_Contents">8,5</text:p>
          </table:table-cell>
          <table:table-cell table:style-name="Tableau19.A1" office:value-type="string">
            <text:p text:style-name="Table_20_Contents">4,2</text:p>
          </table:table-cell>
          <table:table-cell table:style-name="Tableau19.A1" office:value-type="string">
            <text:p text:style-name="Table_20_Contents">9,9</text:p>
          </table:table-cell>
        </table:table-row>
      </table:table>
      <table:table table:name="Tableau20" table:style-name="Tableau20">
        <table:table-column table:style-name="Tableau20.A"/>
        <table:table-column table:style-name="Tableau20.B" table:number-columns-repeated="3"/>
        <table:table-column table:style-name="Tableau20.E"/>
        <table:table-column table:style-name="Tableau20.F"/>
        <table:table-row>
          <table:table-cell table:style-name="Tableau20.A1" office:value-type="string">
            <text:p text:style-name="Table_20_Contents">2023</text:p>
          </table:table-cell>
          <table:table-cell table:style-name="Tableau20.A1" office:value-type="string">
            <text:p text:style-name="Table_20_Contents">64,8</text:p>
          </table:table-cell>
          <table:table-cell table:style-name="Tableau20.A1" office:value-type="string">
            <text:p text:style-name="Table_20_Contents">11,9</text:p>
          </table:table-cell>
          <table:table-cell table:style-name="Tableau20.A1" office:value-type="string">
            <text:p text:style-name="Table_20_Contents">10,2</text:p>
          </table:table-cell>
          <table:table-cell table:style-name="Tableau20.A1" office:value-type="string">
            <text:p text:style-name="Table_20_Contents">4,3</text:p>
          </table:table-cell>
          <table:table-cell table:style-name="Tableau20.A1" office:value-type="string">
            <text:p text:style-name="Table_20_Contents">8,2</text:p>
          </table:table-cell>
        </table:table-row>
      </table:table>
      <table:table table:name="Tableau21" table:style-name="Tableau21">
        <table:table-column table:style-name="Tableau21.A"/>
        <table:table-column table:style-name="Tableau21.B"/>
        <table:table-column table:style-name="Tableau21.C" table:number-columns-repeated="2"/>
        <table:table-column table:style-name="Tableau21.E"/>
        <table:table-column table:style-name="Tableau21.F"/>
        <table:table-row>
          <table:table-cell table:style-name="Tableau21.A1" office:value-type="string">
            <text:p text:style-name="Table_20_Contents">2024</text:p>
          </table:table-cell>
          <table:table-cell table:style-name="Tableau21.A1" office:value-type="string">
            <text:p text:style-name="Table_20_Contents">63</text:p>
          </table:table-cell>
          <table:table-cell table:style-name="Tableau21.A1" office:value-type="string">
            <text:p text:style-name="Table_20_Contents">11,9</text:p>
          </table:table-cell>
          <table:table-cell table:style-name="Tableau21.A1" office:value-type="string">
            <text:p text:style-name="Table_20_Contents">10,2</text:p>
          </table:table-cell>
          <table:table-cell table:style-name="Tableau21.A1" office:value-type="string">
            <text:p text:style-name="Table_20_Contents">4,3</text:p>
          </table:table-cell>
          <table:table-cell table:style-name="Tableau21.A1" office:value-type="string">
            <text:p text:style-name="Table_20_Contents">8</text:p>
          </table:table-cell>
        </table:table-row>
      </table:table>
      <text:p text:style-name="P7"/>
      <text:p text:style-name="P7">Le prix réel de l’électricité en France est souvent plus élevé que le prix théorique que l'on calcule en fonction des coûts de production des différentes sources d’énergie, et cela pour plusieurs raisons. En 2021, par exemple, le <text:span text:style-name="Strong_20_Emphasis">grand carénage</text:span>, un programme de modernisation des centrales nucléaires, a entraîné l'arrêt presque total du parc nucléaire français pendant une période importante, réduisant ainsi la production d'électricité nucléaire et augmentant les coûts d'approvisionnement par d'autres sources, comme le thermique. De plus, la production d'électricité à partir des énergies renouvelables, bien que croissante, reste intermittente et nécessite des investissements dans des <text:soft-page-break/>infrastructures de stockage ou de gestion pour assurer une continuité d'approvisionnement. Cela ajoute des coûts supplémentaires à l'ensemble du système.</text:p>
      <text:p text:style-name="P14">Les fluctuations des prix des <text:span text:style-name="Strong_20_Emphasis">ressources énergétiques</text:span> comme le gaz et le charbon, qui alimentent les centrales thermiques, peuvent également faire augmenter le coût réel de l'électricité, surtout en période de hausse des prix mondiaux des combustibles. </text:p>
      <text:p text:style-name="P14">En outre, les coûts de <text:span text:style-name="Strong_20_Emphasis">maintenance</text:span>, d'<text:span text:style-name="Strong_20_Emphasis">entretien</text:span> et de <text:span text:style-name="Strong_20_Emphasis">mise à niveau</text:span> des infrastructures énergétiques vieillissantes, notamment les centrales nucléaires et thermiques, ainsi que la gestion des nouvelles technologies, contribuent également à une hausse du prix de l’électricité. Tous ces facteurs font que le prix réel de l’électricité est souvent plus élevé que le prix théorique basé uniquement sur les coûts de production des différentes sources d’énergie.</text:p>
      <text:p text:style-name="P7"/>
      <text:p text:style-name="P7">En plus des éléments déjà évoqués, le <text:span text:style-name="Strong_20_Emphasis">prix réel de l’électricité</text:span> inclut également des coûts souvent difficiles à quantifier précisément, mais qui ont un impact significatif sur le prix final pour les consommateurs. Parmi ceux-ci, on trouve les <text:span text:style-name="Strong_20_Emphasis">coûts liés à la recherche et au développement (R&amp;D)</text:span>. Les investissements dans l'innovation sont essentiels pour améliorer l'efficacité des technologies existantes et pour le développement de nouvelles sources d'énergie. Par exemple, la R&amp;D dans les domaines de l'éolien, du solaire, et du stockage de l’énergie nécessite des financements importants qui sont souvent répercutés sur les prix de l’électricité.</text:p>
      <text:p text:style-name="Text_20_body">De plus, un autre poste de coûts complexe à évaluer est le <text:span text:style-name="Strong_20_Emphasis">transport de l’électricité</text:span>. En effet, le système électrique français repose sur un réseau de transport très étendu qui permet de faire circuler l’électricité depuis les sites de production jusqu'aux consommateurs. Ce réseau doit être constamment entretenu, mis à niveau et développé pour faire face à l’augmentation de la demande et à la décentralisation de la production (avec une part croissante des énergies renouvelables). Ces investissements dans le transport d’électricité, ainsi que les coûts de gestion du réseau, peuvent entraîner des hausses des prix de l’électricité, car ils nécessitent des dépenses importantes pour assurer une distribution efficace et sécurisée.</text:p>
      <text:p text:style-name="Text_20_body">Les <text:span text:style-name="Strong_20_Emphasis">coûts administratifs</text:span> jouent également un rôle crucial dans la structuration du secteur énergétique. Il existe de nombreux acteurs impliqués dans la régulation, la surveillance et la gestion de l’approvisionnement en électricité, tels que les autorités de régulation, les opérateurs de réseau, les organismes de certification, et d’autres entités administratives. Ces coûts administratifs, bien que difficiles à quantifier précisément, sont nécessaires au bon fonctionnement du marché de l’électricité, au respect des normes de sécurité, et à la gestion des politiques publiques liées à l’énergie. Ces postes de dépenses sont souvent indirectement intégrés dans le prix final de l’électricité, ce qui contribue à l'écart entre le coût théorique de production et le prix réel.</text:p>
      <text:p text:style-name="P13"/>
      <text:p text:style-name="P13"/>
      <text:p text:style-name="P13"/>
      <text:p text:style-name="P13"/>
      <text:p text:style-name="P13"/>
      <text:p text:style-name="P13"><text:soft-page-break/>Dans le secteur nucléaire, l’investissement en recherche et développement (R&amp;D) est particulièrement crucial en raison des problèmes de corrosion récurrents dans les centrales, qui nécessitent des efforts continus pour garantir la sécurité et la longévité des installations. Ces problèmes, bien qu'ils aient été partiellement résolus au fil des années, persistent encore aujourd’hui, ce qui oblige les exploitants à recruter de nombreux ingénieurs spécialisés pour surveiller et traiter ces défaillances. En parallèle, des ingénieurs sont également employés pour gérer des aspects complexes liés à l’offre et la demande d’électricité, en utilisant des modèles statistiques sophistiqués pour optimiser la production et la distribution. Ces activités de gestion et de maintenance nécessitent des ressources humaines et financières considérables, ce qui se répercute sur le prix de l’électricité produite par les centrales nucléaires. Ces coûts indirects liés à la R&amp;D et à la gestion des infrastructures sont donc intégrés dans le prix final de l’électricité, augmentant ainsi le coût réel pour les consommate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2:01:04.350129532</meta:creation-date>
    <dc:date>2024-12-10T12:26:01.063374123</dc:date>
    <meta:editing-duration>PT21M39S</meta:editing-duration>
    <meta:editing-cycles>2</meta:editing-cycles>
    <meta:generator>LibreOffice/7.3.7.2$Linux_X86_64 LibreOffice_project/30$Build-2</meta:generator>
    <meta:document-statistic meta:table-count="21" meta:image-count="0" meta:object-count="0" meta:page-count="5" meta:paragraph-count="306" meta:word-count="1314" meta:character-count="8226" meta:non-whitespace-character-count="7215"/>
  </office:meta>
</office:document-meta>
</file>